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5.99cm"/>
    </style:style>
    <style:style style:name="Table1.B" style:family="table-column">
      <style:table-column-properties style:column-width="11.019cm"/>
    </style:style>
    <style:style style:name="Table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f96" officeooo:paragraph-rsid="00032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677" officeooo:paragraph-rsid="000526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32f96" officeooo:paragraph-rsid="00032f9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2f96" officeooo:paragraph-rsid="00032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">Tecnología </text:p>
          </table:table-cell>
          <table:table-cell table:style-name="Table1.B1" office:value-type="string">
            <text:p text:style-name="P4">¿Donde y Como se usaría?</text:p>
          </table:table-cell>
        </table:table-row>
        <table:table-row>
          <table:table-cell table:style-name="Table1.A2" office:value-type="string">
            <text:p text:style-name="P1"/>
            <text:p text:style-name="P1">HTTP</text:p>
          </table:table-cell>
          <table:table-cell table:style-name="Table1.B2" office:value-type="string">
            <text:p text:style-name="P3">Se usaría en todas las peticiones que se hicieran al servidor, usando métodos POST o GET. Estas peticiones se realizarían desde un script PHP o desde el cliente con Javascript.</text:p>
          </table:table-cell>
        </table:table-row>
        <table:table-row>
          <table:table-cell table:style-name="Table1.A2" office:value-type="string">
            <text:p text:style-name="P1"/>
            <text:p text:style-name="P1">HTTPS</text:p>
          </table:table-cell>
          <table:table-cell table:style-name="Table1.B2" office:value-type="string">
            <text:p text:style-name="P3">Este protocolo se debería emplear para que la comunicación cliente/servidor fuera más segura. Se debe configurar el servidor para que se use este protocolo en vez de HTTP.</text:p>
          </table:table-cell>
        </table:table-row>
        <table:table-row>
          <table:table-cell table:style-name="Table1.A2" office:value-type="string">
            <text:p text:style-name="P1"/>
            <text:p text:style-name="P1">HTML</text:p>
          </table:table-cell>
          <table:table-cell table:style-name="Table1.B2" office:value-type="string">
            <text:p text:style-name="P2">Se usaría para estructurar la página web, usando código HTML en los archivos de las diferentes páginas que la formen o generándolo en scripts PHP o Javascript.</text:p>
          </table:table-cell>
        </table:table-row>
        <table:table-row>
          <table:table-cell table:style-name="Table1.A2" office:value-type="string">
            <text:p text:style-name="P1"/>
            <text:p text:style-name="P1">PHP</text:p>
          </table:table-cell>
          <table:table-cell table:style-name="Table1.B2" office:value-type="string">
            <text:p text:style-name="P2">Es lenguaje se usaría en diferentes script para manejar la lógica de la aplicación web en la parte del servidor. Se incluirían diferentes script para manejar la peticiones desde el cliente y pasarlas al servidor.</text:p>
          </table:table-cell>
        </table:table-row>
        <table:table-row>
          <table:table-cell table:style-name="Table1.A2" office:value-type="string">
            <text:p text:style-name="P1"/>
            <text:p text:style-name="P1">CSS</text:p>
          </table:table-cell>
          <table:table-cell table:style-name="Table1.B2" office:value-type="string">
            <text:p text:style-name="P2">CSS se usaría para dar estilo a las diferentes páginas web. Se podría incluir junto con el código HTML pero es más recomendable incluir archivos independientes CSS que se puedan aplicar a varias páginas. </text:p>
          </table:table-cell>
        </table:table-row>
        <table:table-row>
          <table:table-cell table:style-name="Table1.A2" office:value-type="string">
            <text:p text:style-name="P1"/>
            <text:p text:style-name="P1">SQL</text:p>
          </table:table-cell>
          <table:table-cell table:style-name="Table1.B2" office:value-type="string">
            <text:p text:style-name="P2">Con SQL realizaríamos las diferentes peticiones de consulta, escritura y borrado a la base de datos. Se usaría tanto en peticiones desde script PHP como en el gestos de bases de datos.</text:p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>Javascript</text:p>
          </table:table-cell>
          <table:table-cell table:style-name="Table1.B2" office:value-type="string">
            <text:p text:style-name="P2">Este lenguaje de script se usaría en la parte del cliente para proporcionar interactividad a la página web y gestionar y procesar las peticiones de usuarios para pasarlas a la parte del servidor. Así mismo, se encargaría de gestionar las respuesta del servidor al cliente y generar el HTML desea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2:06:31.810782565</meta:creation-date>
    <dc:date>2023-11-24T12:26:59.137260816</dc:date>
    <meta:editing-duration>PT10M17S</meta:editing-duration>
    <meta:editing-cycles>1</meta:editing-cycles>
    <meta:document-statistic meta:table-count="1" meta:image-count="0" meta:object-count="0" meta:page-count="1" meta:paragraph-count="16" meta:word-count="249" meta:character-count="1471" meta:non-whitespace-character-count="1236"/>
    <meta:generator>LibreOffice/7.3.7.2$Linux_X86_64 LibreOffice_project/30$Build-2</meta:generator>
  </office:meta>
</office:document-meta>
</file>